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13.4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6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" style:family="table-cell" style:parent-style-name="Default" style:data-style-name="N36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9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6"/>
        <table:table-column table:style-name="co3" table:default-cell-style-name="ce10"/>
        <table:table-column table:style-name="co1" table:number-columns-repeated="1021" table:default-cell-style-name="Default"/>
        <table:table-row table:style-name="ro2">
          <table:table-cell table:style-name="ce1" office:value-type="string">
            <text:p>Datum</text:p>
          </table:table-cell>
          <table:table-cell table:style-name="ce5" office:value-type="string">
            <text:p>Aufwand Zeit</text:p>
          </table:table-cell>
          <table:table-cell/>
          <table:table-cell table:style-name="ce13" table:number-columns-repeated="1021"/>
        </table:table-row>
        <table:table-row table:style-name="ro2">
          <table:table-cell table:style-name="ce2" office:value-type="date" office:date-value="2013-01-24">
            <text:p>24.01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25">
            <text:p>25.01.2013</text:p>
          </table:table-cell>
          <table:table-cell office:value-type="time" office:time-value="PT00H45M00S">
            <text:p>0:4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26">
            <text:p>26.01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1-27">
            <text:p>27.01.2013</text:p>
          </table:table-cell>
          <table:table-cell table:style-name="ce7" office:value-type="time" office:time-value="PT03H30M00S">
            <text:p>3:30</text:p>
          </table:table-cell>
          <table:table-cell table:style-name="ce11"/>
          <table:table-cell table:style-name="ce14" table:number-columns-repeated="1021"/>
        </table:table-row>
        <table:table-row table:style-name="ro2">
          <table:table-cell table:style-name="ce2" office:value-type="date" office:date-value="2013-01-28">
            <text:p>28.01.2013</text:p>
          </table:table-cell>
          <table:table-cell office:value-type="time" office:time-value="PT04H30M00S">
            <text:p>4:3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29">
            <text:p>29.01.2013</text:p>
          </table:table-cell>
          <table:table-cell office:value-type="time" office:time-value="PT01H45M00S">
            <text:p>1:4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30">
            <text:p>30.01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31">
            <text:p>31.01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1">
            <text:p>01.02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2">
            <text:p>02.02.20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3-02-03">
            <text:p>03.02.20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3-02-04">
            <text:p>04.02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5">
            <text:p>05.02.2013</text:p>
          </table:table-cell>
          <table:table-cell office:value-type="time" office:time-value="PT04H25M00S">
            <text:p>4:2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6">
            <text:p>06.02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7">
            <text:p>07.02.2013</text:p>
          </table:table-cell>
          <table:table-cell office:value-type="time" office:time-value="PT02H00M00S">
            <text:p>2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8">
            <text:p>08.02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9">
            <text:p>09.02.20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3-02-10">
            <text:p>10.02.20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3-02-11">
            <text:p>11.02.2013</text:p>
          </table:table-cell>
          <table:table-cell office:value-type="time" office:time-value="PT02H40M00S">
            <text:p>2:4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12">
            <text:p>12.02.2013</text:p>
          </table:table-cell>
          <table:table-cell office:value-type="time" office:time-value="PT02H00M00S">
            <text:p>2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13">
            <text:p>13.02.2013</text:p>
          </table:table-cell>
          <table:table-cell office:value-type="time" office:time-value="PT03H30M00S">
            <text:p>3:30</text:p>
          </table:table-cell>
          <table:table-cell table:number-columns-repeated="1022"/>
        </table:table-row>
        <table:table-row table:style-name="ro2">
          <table:table-cell office:value-type="date" office:date-value="2013-02-15">
            <text:p>15.02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2-16">
            <text:p>16.02.2013</text:p>
          </table:table-cell>
          <table:table-cell office:value-type="time" office:time-value="PT03H45M00S">
            <text:p>3:45</text:p>
          </table:table-cell>
          <table:table-cell table:number-columns-repeated="1022"/>
        </table:table-row>
        <table:table-row table:style-name="ro2">
          <table:table-cell office:value-type="date" office:date-value="2013-02-17">
            <text:p>17.02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2-18">
            <text:p>18.02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office:value-type="date" office:date-value="2013-02-19">
            <text:p>19.02.2013</text:p>
          </table:table-cell>
          <table:table-cell office:value-type="time" office:time-value="PT04H20M00S">
            <text:p>4:20</text:p>
          </table:table-cell>
          <table:table-cell table:number-columns-repeated="1022"/>
        </table:table-row>
        <table:table-row table:style-name="ro2">
          <table:table-cell office:value-type="date" office:date-value="2013-02-20">
            <text:p>20.02.2013</text:p>
          </table:table-cell>
          <table:table-cell office:value-type="time" office:time-value="PT01H15M00S">
            <text:p>1:15</text:p>
          </table:table-cell>
          <table:table-cell table:number-columns-repeated="1022"/>
        </table:table-row>
        <table:table-row table:style-name="ro2">
          <table:table-cell office:value-type="date" office:date-value="2013-02-21">
            <text:p>21.02.2013</text:p>
          </table:table-cell>
          <table:table-cell table:number-columns-repeated="1023"/>
        </table:table-row>
        <table:table-row table:style-name="ro2">
          <table:table-cell office:value-type="date" office:date-value="2013-02-22">
            <text:p>22.02.2013</text:p>
          </table:table-cell>
          <table:table-cell table:number-columns-repeated="1023"/>
        </table:table-row>
        <table:table-row table:style-name="ro2">
          <table:table-cell office:value-type="date" office:date-value="2013-02-23">
            <text:p>23.02.2013</text:p>
          </table:table-cell>
          <table:table-cell table:number-columns-repeated="1023"/>
        </table:table-row>
        <table:table-row table:style-name="ro2">
          <table:table-cell office:value-type="date" office:date-value="2013-02-24">
            <text:p>24.02.2013</text:p>
          </table:table-cell>
          <table:table-cell table:number-columns-repeated="1023"/>
        </table:table-row>
        <table:table-row table:style-name="ro2">
          <table:table-cell office:value-type="date" office:date-value="2013-02-25">
            <text:p>25.02.2013</text:p>
          </table:table-cell>
          <table:table-cell table:number-columns-repeated="1023"/>
        </table:table-row>
        <table:table-row table:style-name="ro2">
          <table:table-cell office:value-type="date" office:date-value="2013-02-26">
            <text:p>26.02.2013</text:p>
          </table:table-cell>
          <table:table-cell table:number-columns-repeated="1023"/>
        </table:table-row>
        <table:table-row table:style-name="ro2">
          <table:table-cell office:value-type="date" office:date-value="2013-02-27">
            <text:p>27.02.2013</text:p>
          </table:table-cell>
          <table:table-cell table:number-columns-repeated="1023"/>
        </table:table-row>
        <table:table-row table:style-name="ro2">
          <table:table-cell office:value-type="date" office:date-value="2013-02-28">
            <text:p>28.02.2013</text:p>
          </table:table-cell>
          <table:table-cell table:number-columns-repeated="1023"/>
        </table:table-row>
        <table:table-row table:style-name="ro2">
          <table:table-cell office:value-type="date" office:date-value="2013-03-01">
            <text:p>01.03.2013</text:p>
          </table:table-cell>
          <table:table-cell office:value-type="time" office:time-value="PT01H20M00S">
            <text:p>1:20</text:p>
          </table:table-cell>
          <table:table-cell office:value-type="string">
            <text:p>Lanogespräch</text:p>
          </table:table-cell>
          <table:table-cell table:number-columns-repeated="1021"/>
        </table:table-row>
        <table:table-row table:style-name="ro2">
          <table:table-cell office:value-type="date" office:date-value="2013-03-02">
            <text:p>02.03.2013</text:p>
          </table:table-cell>
          <table:table-cell table:number-columns-repeated="1023"/>
        </table:table-row>
        <table:table-row table:style-name="ro2">
          <table:table-cell office:value-type="date" office:date-value="2013-03-03">
            <text:p>03.03.2013</text:p>
          </table:table-cell>
          <table:table-cell table:number-columns-repeated="1023"/>
        </table:table-row>
        <table:table-row table:style-name="ro2">
          <table:table-cell office:value-type="date" office:date-value="2013-03-04">
            <text:p>04.03.2013</text:p>
          </table:table-cell>
          <table:table-cell table:number-columns-repeated="1023"/>
        </table:table-row>
        <table:table-row table:style-name="ro2">
          <table:table-cell office:value-type="date" office:date-value="2013-03-05">
            <text:p>05.03.2013</text:p>
          </table:table-cell>
          <table:table-cell office:value-type="time" office:time-value="PT02H00M00S">
            <text:p>2:00</text:p>
          </table:table-cell>
          <table:table-cell office:value-type="string">
            <text:p>Usecases</text:p>
          </table:table-cell>
          <table:table-cell table:number-columns-repeated="1021"/>
        </table:table-row>
        <table:table-row table:style-name="ro2">
          <table:table-cell office:value-type="date" office:date-value="2013-03-06">
            <text:p>06.03.2013</text:p>
          </table:table-cell>
          <table:table-cell office:value-type="time" office:time-value="PT05H20M00S">
            <text:p>5:20</text:p>
          </table:table-cell>
          <table:table-cell office:value-type="string">
            <text:p>Usecases</text:p>
          </table:table-cell>
          <table:table-cell table:number-columns-repeated="1021"/>
        </table:table-row>
        <table:table-row table:style-name="ro2">
          <table:table-cell office:value-type="date" office:date-value="2013-03-07">
            <text:p>07.03.2013</text:p>
          </table:table-cell>
          <table:table-cell office:value-type="time" office:time-value="PT02H00M00S">
            <text:p>2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08">
            <text:p>08.03.2013</text:p>
          </table:table-cell>
          <table:table-cell office:value-type="time" office:time-value="PT01H00M00S">
            <text:p>1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09">
            <text:p>09.03.2013</text:p>
          </table:table-cell>
          <table:table-cell office:value-type="time" office:time-value="PT03H00M00S">
            <text:p>3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0">
            <text:p>10.03.2013</text:p>
          </table:table-cell>
          <table:table-cell office:value-type="time" office:time-value="PT04H00M00S">
            <text:p>4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1">
            <text:p>11.03.2013</text:p>
          </table:table-cell>
          <table:table-cell table:number-columns-repeated="1023"/>
        </table:table-row>
        <table:table-row table:style-name="ro2">
          <table:table-cell office:value-type="date" office:date-value="2013-03-12">
            <text:p>12.03.2013</text:p>
          </table:table-cell>
          <table:table-cell office:value-type="time" office:time-value="PT03H00M00S">
            <text:p>3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3">
            <text:p>13.03.2013</text:p>
          </table:table-cell>
          <table:table-cell office:value-type="time" office:time-value="PT01H00M00S">
            <text:p>1:00</text:p>
          </table:table-cell>
          <table:table-cell office:value-type="string">
            <text:p>Problem: migration</text:p>
          </table:table-cell>
          <table:table-cell office:value-type="string">
            <text:p>application.rb</text:p>
          </table:table-cell>
          <table:table-cell office:value-type="string">
            <text:p>cache</text:p>
          </table:table-cell>
          <table:table-cell table:number-columns-repeated="1019"/>
        </table:table-row>
        <table:table-row table:style-name="ro2">
          <table:table-cell office:value-type="date" office:date-value="2013-03-14">
            <text:p>14.03.2013</text:p>
          </table:table-cell>
          <table:table-cell table:number-columns-repeated="1023"/>
        </table:table-row>
        <table:table-row table:style-name="ro2">
          <table:table-cell office:value-type="date" office:date-value="2013-03-15">
            <text:p>15.03.2013</text:p>
          </table:table-cell>
          <table:table-cell office:value-type="time" office:time-value="PT02H15M00S">
            <text:p>2:15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6">
            <text:p>16.03.2013</text:p>
          </table:table-cell>
          <table:table-cell office:value-type="time" office:time-value="PT03H45M00S">
            <text:p>3:45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7">
            <text:p>17.03.2013</text:p>
          </table:table-cell>
          <table:table-cell office:value-type="time" office:time-value="PT05H30M00S">
            <text:p>5:30</text:p>
          </table:table-cell>
          <table:table-cell office:value-type="string">
            <text:p>User</text:p>
          </table:table-cell>
          <table:table-cell table:number-columns-repeated="1021"/>
        </table:table-row>
        <table:table-row table:style-name="ro2">
          <table:table-cell office:value-type="date" office:date-value="2013-03-18">
            <text:p>18.03.2013</text:p>
          </table:table-cell>
          <table:table-cell office:value-type="time" office:time-value="PT02H00M00S">
            <text:p>2:00</text:p>
          </table:table-cell>
          <table:table-cell office:value-type="string">
            <text:p>User</text:p>
          </table:table-cell>
          <table:table-cell table:number-columns-repeated="1021"/>
        </table:table-row>
        <table:table-row table:style-name="ro2">
          <table:table-cell office:value-type="date" office:date-value="2013-03-19">
            <text:p>19.03.2013</text:p>
          </table:table-cell>
          <table:table-cell office:value-type="time" office:time-value="PT01H45M00S">
            <text:p>1:45</text:p>
          </table:table-cell>
          <table:table-cell office:value-type="string">
            <text:p>Rating</text:p>
          </table:table-cell>
          <table:table-cell table:number-columns-repeated="1021"/>
        </table:table-row>
        <table:table-row table:style-name="ro2">
          <table:table-cell office:value-type="date" office:date-value="2013-03-20">
            <text:p>20.03.2013</text:p>
          </table:table-cell>
          <table:table-cell table:number-columns-repeated="1023"/>
        </table:table-row>
        <table:table-row table:style-name="ro2">
          <table:table-cell office:value-type="date" office:date-value="2013-03-21">
            <text:p>21.03.2013</text:p>
          </table:table-cell>
          <table:table-cell office:value-type="time" office:time-value="PT02H40M00S">
            <text:p>2:40</text:p>
          </table:table-cell>
          <table:table-cell office:value-type="string">
            <text:p>Reviews</text:p>
          </table:table-cell>
          <table:table-cell table:number-columns-repeated="1021"/>
        </table:table-row>
        <table:table-row table:style-name="ro2">
          <table:table-cell office:value-type="date" office:date-value="2013-03-22">
            <text:p>22.03.2013</text:p>
          </table:table-cell>
          <table:table-cell office:value-type="time" office:time-value="PT01H40M00S">
            <text:p>1:40</text:p>
          </table:table-cell>
          <table:table-cell office:value-type="string">
            <text:p>Reviews Displaying &amp; routing</text:p>
          </table:table-cell>
          <table:table-cell office:value-type="string">
            <text:p>BA Index</text:p>
          </table:table-cell>
          <table:table-cell table:number-columns-repeated="1020"/>
        </table:table-row>
        <table:table-row table:style-name="ro2">
          <table:table-cell office:value-type="date" office:date-value="2013-03-23">
            <text:p>23.03.2013</text:p>
          </table:table-cell>
          <table:table-cell office:value-type="time" office:time-value="PT03H00M00S">
            <text:p>3:00</text:p>
          </table:table-cell>
          <table:table-cell office:value-type="string">
            <text:p>Reviews</text:p>
          </table:table-cell>
          <table:table-cell office:value-type="string">
            <text:p>BA Index</text:p>
          </table:table-cell>
          <table:table-cell table:number-columns-repeated="1020"/>
        </table:table-row>
        <table:table-row table:style-name="ro2">
          <table:table-cell office:value-type="date" office:date-value="2013-03-24">
            <text:p>24.03.2013</text:p>
          </table:table-cell>
          <table:table-cell office:value-type="time" office:time-value="PT04H30M00S">
            <text:p>4:30</text:p>
          </table:table-cell>
          <table:table-cell office:value-type="string">
            <text:p>Reviews</text:p>
          </table:table-cell>
          <table:table-cell office:value-type="string">
            <text:p>Add game!</text:p>
          </table:table-cell>
          <table:table-cell table:number-columns-repeated="1020"/>
        </table:table-row>
        <table:table-row table:style-name="ro2">
          <table:table-cell office:value-type="date" office:date-value="2013-03-25">
            <text:p>25.03.2013</text:p>
          </table:table-cell>
          <table:table-cell office:value-type="time" office:time-value="PT01H20M00S">
            <text:p>1:20</text:p>
          </table:table-cell>
          <table:table-cell office:value-type="string">
            <text:p>Add game redo</text:p>
          </table:table-cell>
          <table:table-cell table:number-columns-repeated="1021"/>
        </table:table-row>
        <table:table-row table:style-name="ro2">
          <table:table-cell office:value-type="date" office:date-value="2013-03-26">
            <text:p>26.03.2013</text:p>
          </table:table-cell>
          <table:table-cell office:value-type="time" office:time-value="PT03H30M00S">
            <text:p>3:30</text:p>
          </table:table-cell>
          <table:table-cell office:value-type="string">
            <text:p>Add Game – funktioniert!</text:p>
          </table:table-cell>
          <table:table-cell table:number-columns-repeated="1021"/>
        </table:table-row>
        <table:table-row table:style-name="ro2">
          <table:table-cell office:value-type="date" office:date-value="2013-03-27">
            <text:p>27.03.2013</text:p>
          </table:table-cell>
          <table:table-cell office:value-type="time" office:time-value="PT03H30M00S">
            <text:p>3:30</text:p>
          </table:table-cell>
          <table:table-cell table:style-name="ce12" office:value-type="string">
            <text:p>Layout</text:p>
          </table:table-cell>
          <table:table-cell table:number-columns-repeated="1021"/>
        </table:table-row>
        <table:table-row table:style-name="ro2">
          <table:table-cell office:value-type="date" office:date-value="2013-03-28">
            <text:p>28.03.2013</text:p>
          </table:table-cell>
          <table:table-cell office:value-type="time" office:time-value="PT01H30M00S">
            <text:p>1:30</text:p>
          </table:table-cell>
          <table:table-cell table:style-name="ce12" office:value-type="string">
            <text:p>Layout</text:p>
          </table:table-cell>
          <table:table-cell table:number-columns-repeated="1021"/>
        </table:table-row>
        <table:table-row table:style-name="ro2">
          <table:table-cell office:value-type="date" office:date-value="2013-03-29">
            <text:p>29.03.2013</text:p>
          </table:table-cell>
          <table:table-cell table:number-columns-repeated="1023"/>
        </table:table-row>
        <table:table-row table:style-name="ro2">
          <table:table-cell office:value-type="date" office:date-value="2013-03-30">
            <text:p>30.03.2013</text:p>
          </table:table-cell>
          <table:table-cell table:number-columns-repeated="1023"/>
        </table:table-row>
        <table:table-row table:style-name="ro2">
          <table:table-cell office:value-type="date" office:date-value="2013-03-31">
            <text:p>31.03.2013</text:p>
          </table:table-cell>
          <table:table-cell table:number-columns-repeated="1023"/>
        </table:table-row>
        <table:table-row table:style-name="ro2">
          <table:table-cell office:value-type="date" office:date-value="2013-04-01">
            <text:p>01.04.2013</text:p>
          </table:table-cell>
          <table:table-cell table:number-columns-repeated="1023"/>
        </table:table-row>
        <table:table-row table:style-name="ro2">
          <table:table-cell office:value-type="date" office:date-value="2013-04-02">
            <text:p>02.04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4-03">
            <text:p>03.04.2013</text:p>
          </table:table-cell>
          <table:table-cell office:value-type="time" office:time-value="PT04H00M00S">
            <text:p>4:00</text:p>
          </table:table-cell>
          <table:table-cell table:number-columns-repeated="1022"/>
        </table:table-row>
        <table:table-row table:style-name="ro2">
          <table:table-cell office:value-type="date" office:date-value="2013-04-04">
            <text:p>04.04.2013</text:p>
          </table:table-cell>
          <table:table-cell office:value-type="time" office:time-value="PT03H30M00S">
            <text:p>3:30</text:p>
          </table:table-cell>
          <table:table-cell table:number-columns-repeated="1022"/>
        </table:table-row>
        <table:table-row table:style-name="ro2">
          <table:table-cell office:value-type="date" office:date-value="2013-04-05">
            <text:p>05.04.2013</text:p>
          </table:table-cell>
          <table:table-cell office:value-type="time" office:time-value="PT02H30M00S">
            <text:p>2:30</text:p>
          </table:table-cell>
          <table:table-cell office:value-type="string">
            <text:p>Refactoring</text:p>
          </table:table-cell>
          <table:table-cell table:number-columns-repeated="1021"/>
        </table:table-row>
        <table:table-row table:style-name="ro2">
          <table:table-cell office:value-type="date" office:date-value="2013-04-06">
            <text:p>06.04.2013</text:p>
          </table:table-cell>
          <table:table-cell office:value-type="time" office:time-value="PT01H40M00S">
            <text:p>1:40</text:p>
          </table:table-cell>
          <table:table-cell office:value-type="string">
            <text:p>Ajax-own, refactoring, form styling</text:p>
          </table:table-cell>
          <table:table-cell table:number-columns-repeated="1021"/>
        </table:table-row>
        <table:table-row table:style-name="ro2">
          <table:table-cell office:value-type="date" office:date-value="2013-04-07">
            <text:p>07.04.2013</text:p>
          </table:table-cell>
          <table:table-cell table:style-name="ce8" office:value-type="time" office:time-value="PT02H00M00S">
            <text:p>2:00</text:p>
          </table:table-cell>
          <table:table-cell table:number-columns-repeated="1022"/>
        </table:table-row>
        <table:table-row table:style-name="ro2">
          <table:table-cell office:value-type="date" office:date-value="2013-04-08">
            <text:p>08.04.2013</text:p>
          </table:table-cell>
          <table:table-cell office:value-type="time" office:time-value="PT02H30M00S">
            <text:p>2:30</text:p>
          </table:table-cell>
          <table:table-cell office:value-type="string">
            <text:p>Imageupload, Database</text:p>
          </table:table-cell>
          <table:table-cell table:number-columns-repeated="1021"/>
        </table:table-row>
        <table:table-row table:style-name="ro2">
          <table:table-cell office:value-type="date" office:date-value="2013-04-09">
            <text:p>09.04.2013</text:p>
          </table:table-cell>
          <table:table-cell office:value-type="time" office:time-value="PT04H30M00S">
            <text:p>4:30</text:p>
          </table:table-cell>
          <table:table-cell office:value-type="string">
            <text:p>Game#show anpassungen</text:p>
          </table:table-cell>
          <table:table-cell table:number-columns-repeated="1021"/>
        </table:table-row>
        <table:table-row table:style-name="ro2">
          <table:table-cell office:value-type="date" office:date-value="2013-04-10">
            <text:p>10.04.2013</text:p>
          </table:table-cell>
          <table:table-cell office:value-type="time" office:time-value="PT02H20M00S">
            <text:p>2:20</text:p>
          </table:table-cell>
          <table:table-cell office:value-type="string">
            <text:p>ajax rating with images</text:p>
          </table:table-cell>
          <table:table-cell table:number-columns-repeated="1021"/>
        </table:table-row>
        <table:table-row table:style-name="ro2">
          <table:table-cell office:value-type="date" office:date-value="2013-04-11">
            <text:p>11.04.2013</text:p>
          </table:table-cell>
          <table:table-cell office:value-type="time" office:time-value="PT01H00M00S">
            <text:p>1:00</text:p>
          </table:table-cell>
          <table:table-cell office:value-type="string">
            <text:p>Besprechung mit Hopf</text:p>
          </table:table-cell>
          <table:table-cell table:number-columns-repeated="1021"/>
        </table:table-row>
        <table:table-row table:style-name="ro2">
          <table:table-cell office:value-type="date" office:date-value="2013-04-12">
            <text:p>12.04.2013</text:p>
          </table:table-cell>
          <table:table-cell office:value-type="time" office:time-value="PT04H30M00S">
            <text:p>4:30</text:p>
          </table:table-cell>
          <table:table-cell office:value-type="string">
            <text:p>Ajax Rating Routes &amp; Schreiben -vorwort</text:p>
          </table:table-cell>
          <table:table-cell table:number-columns-repeated="1021"/>
        </table:table-row>
        <table:table-row table:style-name="ro2">
          <table:table-cell office:value-type="date" office:date-value="2013-04-13">
            <text:p>13.04.2013</text:p>
          </table:table-cell>
          <table:table-cell office:value-type="time" office:time-value="PT04H15M00S">
            <text:p>4:15</text:p>
          </table:table-cell>
          <table:table-cell office:value-type="string">
            <text:p>Rating Routing und pass data to java script</text:p>
          </table:table-cell>
          <table:table-cell table:number-columns-repeated="1021"/>
        </table:table-row>
        <table:table-row table:style-name="ro1">
          <table:table-cell office:value-type="date" office:date-value="2013-04-14">
            <text:p>14.04.2013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date" office:date-value="2013-04-15">
            <text:p>15.04.2013</text:p>
          </table:table-cell>
          <table:table-cell office:value-type="time" office:time-value="PT03H15M00S">
            <text:p>3:15</text:p>
          </table:table-cell>
          <table:table-cell office:value-type="string">
            <text:p>dies und das</text:p>
          </table:table-cell>
          <table:table-cell table:number-columns-repeated="1021"/>
        </table:table-row>
        <table:table-row table:style-name="ro2">
          <table:table-cell office:value-type="date" office:date-value="2013-04-16">
            <text:p>16.04.2013</text:p>
          </table:table-cell>
          <table:table-cell office:value-type="time" office:time-value="PT02H00M00S">
            <text:p>2:00</text:p>
          </table:table-cell>
          <table:table-cell office:value-type="string">
            <text:p>review routin</text:p>
          </table:table-cell>
          <table:table-cell table:number-columns-repeated="1021"/>
        </table:table-row>
        <table:table-row table:style-name="ro2">
          <table:table-cell office:value-type="date" office:date-value="2013-04-17">
            <text:p>17.04.2013</text:p>
          </table:table-cell>
          <table:table-cell office:value-type="time" office:time-value="PT02H00M00S">
            <text:p>2:00</text:p>
          </table:table-cell>
          <table:table-cell office:value-type="string">
            <text:p>review routin</text:p>
          </table:table-cell>
          <table:table-cell table:number-columns-repeated="1021"/>
        </table:table-row>
        <table:table-row table:style-name="ro2">
          <table:table-cell office:value-type="date" office:date-value="2013-04-18">
            <text:p>18.04.2013</text:p>
          </table:table-cell>
          <table:table-cell office:value-type="time" office:time-value="PT05H30M00S">
            <text:p>5:30</text:p>
          </table:table-cell>
          <table:table-cell office:value-type="string">
            <text:p>Gespräch mit Hopf + review routing + Schreiben</text:p>
          </table:table-cell>
          <table:table-cell table:number-columns-repeated="1021"/>
        </table:table-row>
        <table:table-row table:style-name="ro2">
          <table:table-cell office:value-type="date" office:date-value="2013-04-19">
            <text:p>19.04.2013</text:p>
          </table:table-cell>
          <table:table-cell table:number-columns-repeated="1023"/>
        </table:table-row>
        <table:table-row table:style-name="ro2">
          <table:table-cell office:value-type="date" office:date-value="2013-04-20">
            <text:p>20.04.2013</text:p>
          </table:table-cell>
          <table:table-cell table:number-columns-repeated="1023"/>
        </table:table-row>
        <table:table-row table:style-name="ro2">
          <table:table-cell office:value-type="date" office:date-value="2013-04-21">
            <text:p>21.04.2013</text:p>
          </table:table-cell>
          <table:table-cell table:number-columns-repeated="1023"/>
        </table:table-row>
        <table:table-row table:style-name="ro2">
          <table:table-cell office:value-type="date" office:date-value="2013-04-22">
            <text:p>22.04.2013</text:p>
          </table:table-cell>
          <table:table-cell table:number-columns-repeated="1023"/>
        </table:table-row>
        <table:table-row table:style-name="ro2">
          <table:table-cell office:value-type="date" office:date-value="2013-04-23">
            <text:p>23.04.2013</text:p>
          </table:table-cell>
          <table:table-cell table:number-columns-repeated="1023"/>
        </table:table-row>
        <table:table-row table:style-name="ro2">
          <table:table-cell office:value-type="date" office:date-value="2013-04-24">
            <text:p>24.04.2013</text:p>
          </table:table-cell>
          <table:table-cell office:value-type="time" office:time-value="PT03H20M00S">
            <text:p>3:20</text:p>
          </table:table-cell>
          <table:table-cell office:value-type="string">
            <text:p>Schreiben – kapitel 3 </text:p>
          </table:table-cell>
          <table:table-cell table:number-columns-repeated="1021"/>
        </table:table-row>
        <table:table-row table:style-name="ro2">
          <table:table-cell office:value-type="date" office:date-value="2013-04-25">
            <text:p>25.04.2013</text:p>
          </table:table-cell>
          <table:table-cell office:value-type="time" office:time-value="PT03H30M00S">
            <text:p>3:30</text:p>
          </table:table-cell>
          <table:table-cell office:value-type="string">
            <text:p>Schreiben – kapitel 3 + formatvorlagen</text:p>
          </table:table-cell>
          <table:table-cell table:number-columns-repeated="1021"/>
        </table:table-row>
        <table:table-row table:style-name="ro2">
          <table:table-cell office:value-type="date" office:date-value="2013-04-26">
            <text:p>26.04.2013</text:p>
          </table:table-cell>
          <table:table-cell table:number-columns-repeated="1023"/>
        </table:table-row>
        <table:table-row table:style-name="ro2">
          <table:table-cell office:value-type="date" office:date-value="2013-04-27">
            <text:p>27.04.2013</text:p>
          </table:table-cell>
          <table:table-cell table:number-columns-repeated="1023"/>
        </table:table-row>
        <table:table-row table:style-name="ro2">
          <table:table-cell office:value-type="date" office:date-value="2013-04-28">
            <text:p>28.04.2013</text:p>
          </table:table-cell>
          <table:table-cell table:number-columns-repeated="1023"/>
        </table:table-row>
        <table:table-row table:style-name="ro2">
          <table:table-cell office:value-type="date" office:date-value="2013-04-29">
            <text:p>29.04.2013</text:p>
          </table:table-cell>
          <table:table-cell office:value-type="time" office:time-value="PT02H00M00S">
            <text:p>2:00</text:p>
          </table:table-cell>
          <table:table-cell office:value-type="string">
            <text:p>Schreiben – kapitel 3 </text:p>
          </table:table-cell>
          <table:table-cell table:number-columns-repeated="1021"/>
        </table:table-row>
        <table:table-row table:style-name="ro2">
          <table:table-cell office:value-type="date" office:date-value="2013-04-30">
            <text:p>30.04.2013</text:p>
          </table:table-cell>
          <table:table-cell office:value-type="time" office:time-value="PT03H30M00S">
            <text:p>3:30</text:p>
          </table:table-cell>
          <table:table-cell office:value-type="string">
            <text:p>Schreiben – kapitel 3 </text:p>
          </table:table-cell>
          <table:table-cell table:number-columns-repeated="1021"/>
        </table:table-row>
        <table:table-row table:style-name="ro2">
          <table:table-cell office:value-type="date" office:date-value="2013-05-01">
            <text:p>01.05.2013</text:p>
          </table:table-cell>
          <table:table-cell office:value-type="time" office:time-value="PT04H00M00S">
            <text:p>4:00</text:p>
          </table:table-cell>
          <table:table-cell office:value-type="string">
            <text:p>Schreiben – kapitel 3 </text:p>
          </table:table-cell>
          <table:table-cell table:number-columns-repeated="1021"/>
        </table:table-row>
        <table:table-row table:style-name="ro2">
          <table:table-cell office:value-type="date" office:date-value="2013-05-02">
            <text:p>02.05.2013</text:p>
          </table:table-cell>
          <table:table-cell office:value-type="time" office:time-value="PT03H30M00S">
            <text:p>3:30</text:p>
          </table:table-cell>
          <table:table-cell office:value-type="string">
            <text:p>Schreiben – kapitel 4 + Review Darstellung</text:p>
          </table:table-cell>
          <table:table-cell table:number-columns-repeated="1021"/>
        </table:table-row>
        <table:table-row table:style-name="ro2">
          <table:table-cell office:value-type="date" office:date-value="2013-05-03">
            <text:p>03.05.2013</text:p>
          </table:table-cell>
          <table:table-cell office:value-type="time" office:time-value="PT01H30M00S">
            <text:p>1:30</text:p>
          </table:table-cell>
          <table:table-cell office:value-type="string">
            <text:p>Reviews</text:p>
          </table:table-cell>
          <table:table-cell table:number-columns-repeated="1021"/>
        </table:table-row>
        <table:table-row table:style-name="ro2">
          <table:table-cell office:value-type="date" office:date-value="2013-05-04">
            <text:p>04.05.2013</text:p>
          </table:table-cell>
          <table:table-cell office:value-type="time" office:time-value="PT04H00M00S">
            <text:p>4:00</text:p>
          </table:table-cell>
          <table:table-cell office:value-type="string">
            <text:p>Schreiben – kapitel 4 <text:s/></text:p>
          </table:table-cell>
          <table:table-cell table:number-columns-repeated="1021"/>
        </table:table-row>
        <table:table-row table:style-name="ro2">
          <table:table-cell office:value-type="date" office:date-value="2013-05-05">
            <text:p>05.05.2013</text:p>
          </table:table-cell>
          <table:table-cell office:value-type="time" office:time-value="PT02H00M00S">
            <text:p>2:00</text:p>
          </table:table-cell>
          <table:table-cell office:value-type="string">
            <text:p>Schreiben – kapitel 4 <text:s/></text:p>
          </table:table-cell>
          <table:table-cell table:number-columns-repeated="1021"/>
        </table:table-row>
        <table:table-row table:style-name="ro2">
          <table:table-cell office:value-type="date" office:date-value="2013-05-06">
            <text:p>06.05.2013</text:p>
          </table:table-cell>
          <table:table-cell office:value-type="time" office:time-value="PT02H50M00S">
            <text:p>2:50</text:p>
          </table:table-cell>
          <table:table-cell office:value-type="string">
            <text:p>Schreiben – kapitel 4 <text:s/></text:p>
          </table:table-cell>
          <table:table-cell table:number-columns-repeated="1021"/>
        </table:table-row>
        <table:table-row table:style-name="ro2">
          <table:table-cell office:value-type="date" office:date-value="2013-05-07">
            <text:p>07.05.2013</text:p>
          </table:table-cell>
          <table:table-cell table:number-columns-repeated="1023"/>
        </table:table-row>
        <table:table-row table:style-name="ro2">
          <table:table-cell office:value-type="date" office:date-value="2013-05-08">
            <text:p>08.05.2013</text:p>
          </table:table-cell>
          <table:table-cell table:number-columns-repeated="1023"/>
        </table:table-row>
        <table:table-row table:style-name="ro2">
          <table:table-cell office:value-type="date" office:date-value="2013-05-09">
            <text:p>09.05.2013</text:p>
          </table:table-cell>
          <table:table-cell table:number-columns-repeated="1023"/>
        </table:table-row>
        <table:table-row table:style-name="ro2">
          <table:table-cell office:value-type="date" office:date-value="2013-05-10">
            <text:p>10.05.2013</text:p>
          </table:table-cell>
          <table:table-cell table:number-columns-repeated="1023"/>
        </table:table-row>
        <table:table-row table:style-name="ro2">
          <table:table-cell office:value-type="date" office:date-value="2013-05-11">
            <text:p>11.05.2013</text:p>
          </table:table-cell>
          <table:table-cell table:number-columns-repeated="1023"/>
        </table:table-row>
        <table:table-row table:style-name="ro2">
          <table:table-cell office:value-type="date" office:date-value="2013-05-12">
            <text:p>12.05.2013</text:p>
          </table:table-cell>
          <table:table-cell table:number-columns-repeated="1023"/>
        </table:table-row>
        <table:table-row table:style-name="ro2">
          <table:table-cell office:value-type="date" office:date-value="2013-05-13">
            <text:p>13.05.2013</text:p>
          </table:table-cell>
          <table:table-cell table:number-columns-repeated="1023"/>
        </table:table-row>
        <table:table-row table:style-name="ro2">
          <table:table-cell office:value-type="date" office:date-value="2013-05-14">
            <text:p>14.05.2013</text:p>
          </table:table-cell>
          <table:table-cell office:value-type="time" office:time-value="PT05H10M00S">
            <text:p>5:10</text:p>
          </table:table-cell>
          <table:table-cell office:value-type="string">
            <text:p>Schreiben – kapitel 4 </text:p>
          </table:table-cell>
          <table:table-cell table:number-columns-repeated="1021"/>
        </table:table-row>
        <table:table-row table:style-name="ro2">
          <table:table-cell office:value-type="date" office:date-value="2013-05-15">
            <text:p>15.05.2013</text:p>
          </table:table-cell>
          <table:table-cell office:value-type="time" office:time-value="PT01H00M00S">
            <text:p>1:00</text:p>
          </table:table-cell>
          <table:table-cell office:value-type="string">
            <text:p>Schreiben – kapitel 4 </text:p>
          </table:table-cell>
          <table:table-cell table:number-columns-repeated="1021"/>
        </table:table-row>
        <table:table-row table:style-name="ro2">
          <table:table-cell office:value-type="date" office:date-value="2013-05-16">
            <text:p>16.05.2013</text:p>
          </table:table-cell>
          <table:table-cell office:value-type="time" office:time-value="PT03H15M00S">
            <text:p>3:15</text:p>
          </table:table-cell>
          <table:table-cell office:value-type="string">
            <text:p>Schreiben – kapitel 4 </text:p>
          </table:table-cell>
          <table:table-cell table:number-columns-repeated="1021"/>
        </table:table-row>
        <table:table-row table:style-name="ro2">
          <table:table-cell office:value-type="date" office:date-value="2013-05-17">
            <text:p>17.05.2013</text:p>
          </table:table-cell>
          <table:table-cell office:value-type="time" office:time-value="PT03H15M00S">
            <text:p>3:15</text:p>
          </table:table-cell>
          <table:table-cell table:number-columns-repeated="1022"/>
        </table:table-row>
        <table:table-row table:style-name="ro2">
          <table:table-cell office:value-type="date" office:date-value="2013-05-18">
            <text:p>18.05.2013</text:p>
          </table:table-cell>
          <table:table-cell office:value-type="time" office:time-value="PT04H00M00S">
            <text:p>4:00</text:p>
          </table:table-cell>
          <table:table-cell office:value-type="string">
            <text:p>Schreiben – kapitel 2 +4 rating</text:p>
          </table:table-cell>
          <table:table-cell table:number-columns-repeated="1021"/>
        </table:table-row>
        <table:table-row table:style-name="ro2">
          <table:table-cell office:value-type="date" office:date-value="2013-05-19">
            <text:p>19.05.2013</text:p>
          </table:table-cell>
          <table:table-cell office:value-type="time" office:time-value="PT03H45M00S">
            <text:p>3:45</text:p>
          </table:table-cell>
          <table:table-cell office:value-type="string">
            <text:p>Schreiben – kapitel 4</text:p>
          </table:table-cell>
          <table:table-cell table:number-columns-repeated="1021"/>
        </table:table-row>
        <table:table-row table:style-name="ro2">
          <table:table-cell office:value-type="date" office:date-value="2013-05-20">
            <text:p>20.05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5-21">
            <text:p>21.05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office:value-type="date" office:date-value="2013-05-22">
            <text:p>22.05.2013</text:p>
          </table:table-cell>
          <table:table-cell table:number-columns-repeated="1023"/>
        </table:table-row>
        <table:table-row table:style-name="ro2">
          <table:table-cell office:value-type="date" office:date-value="2013-05-23">
            <text:p>23.05.2013</text:p>
          </table:table-cell>
          <table:table-cell office:value-type="time" office:time-value="PT02H50M00S">
            <text:p>2:50</text:p>
          </table:table-cell>
          <table:table-cell table:number-columns-repeated="1022"/>
        </table:table-row>
        <table:table-row table:style-name="ro2">
          <table:table-cell office:value-type="date" office:date-value="2013-05-24">
            <text:p>24.05.2013</text:p>
          </table:table-cell>
          <table:table-cell office:value-type="time" office:time-value="PT03H45M00S">
            <text:p>3:45</text:p>
          </table:table-cell>
          <table:table-cell table:number-columns-repeated="1022"/>
        </table:table-row>
        <table:table-row table:style-name="ro2">
          <table:table-cell office:value-type="date" office:date-value="2013-05-25">
            <text:p>25.05.2013</text:p>
          </table:table-cell>
          <table:table-cell office:value-type="time" office:time-value="PT03H50M00S">
            <text:p>3:50</text:p>
          </table:table-cell>
          <table:table-cell office:value-type="string">
            <text:p>Design</text:p>
          </table:table-cell>
          <table:table-cell table:number-columns-repeated="1021"/>
        </table:table-row>
        <table:table-row table:style-name="ro2">
          <table:table-cell office:value-type="date" office:date-value="2013-05-26">
            <text:p>26.05.2013</text:p>
          </table:table-cell>
          <table:table-cell office:value-type="time" office:time-value="PT03H20M00S">
            <text:p>3:20</text:p>
          </table:table-cell>
          <table:table-cell table:number-columns-repeated="1022"/>
        </table:table-row>
        <table:table-row table:style-name="ro2">
          <table:table-cell office:value-type="date" office:date-value="2013-05-27">
            <text:p>27.05.2013</text:p>
          </table:table-cell>
          <table:table-cell table:number-columns-repeated="1023"/>
        </table:table-row>
        <table:table-row table:style-name="ro2">
          <table:table-cell office:value-type="date" office:date-value="2013-05-28">
            <text:p>28.05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office:value-type="date" office:date-value="2013-05-29">
            <text:p>29.05.2013</text:p>
          </table:table-cell>
          <table:table-cell table:number-columns-repeated="1023"/>
        </table:table-row>
        <table:table-row table:style-name="ro2">
          <table:table-cell office:value-type="date" office:date-value="2013-05-30">
            <text:p>30.05.2013</text:p>
          </table:table-cell>
          <table:table-cell office:value-type="time" office:time-value="PT04H10M00S">
            <text:p>4:10</text:p>
          </table:table-cell>
          <table:table-cell table:number-columns-repeated="1022"/>
        </table:table-row>
        <table:table-row table:style-name="ro2">
          <table:table-cell office:value-type="date" office:date-value="2013-05-31">
            <text:p>31.05.2013</text:p>
          </table:table-cell>
          <table:table-cell table:number-columns-repeated="1023"/>
        </table:table-row>
        <table:table-row table:style-name="ro2">
          <table:table-cell office:value-type="date" office:date-value="2013-06-01">
            <text:p>01.06.2013</text:p>
          </table:table-cell>
          <table:table-cell office:value-type="time" office:time-value="PT04H30M00S">
            <text:p>4:30</text:p>
          </table:table-cell>
          <table:table-cell table:number-columns-repeated="1022"/>
        </table:table-row>
        <table:table-row table:style-name="ro2">
          <table:table-cell office:value-type="date" office:date-value="2013-06-02">
            <text:p>02.06.2013</text:p>
          </table:table-cell>
          <table:table-cell office:value-type="time" office:time-value="PT02H20M00S">
            <text:p>2:20</text:p>
          </table:table-cell>
          <table:table-cell table:number-columns-repeated="1022"/>
        </table:table-row>
        <table:table-row table:style-name="ro2">
          <table:table-cell office:value-type="date" office:date-value="2013-06-03">
            <text:p>03.06.2013</text:p>
          </table:table-cell>
          <table:table-cell office:value-type="time" office:time-value="PT02H00M00S">
            <text:p>2:00</text:p>
          </table:table-cell>
          <table:table-cell office:value-type="string">
            <text:p>Chapter reviews partial rendering</text:p>
          </table:table-cell>
          <table:table-cell table:number-columns-repeated="1021"/>
        </table:table-row>
        <table:table-row table:style-name="ro2">
          <table:table-cell office:value-type="date" office:date-value="2013-06-04">
            <text:p>04.06.2013</text:p>
          </table:table-cell>
          <table:table-cell table:number-columns-repeated="1023"/>
        </table:table-row>
        <table:table-row table:style-name="ro2">
          <table:table-cell office:value-type="date" office:date-value="2013-06-05">
            <text:p>05.06.2013</text:p>
          </table:table-cell>
          <table:table-cell table:number-columns-repeated="1023"/>
        </table:table-row>
        <table:table-row table:style-name="ro2">
          <table:table-cell office:value-type="date" office:date-value="2013-06-06">
            <text:p>06.06.2013</text:p>
          </table:table-cell>
          <table:table-cell table:number-columns-repeated="1023"/>
        </table:table-row>
        <table:table-row table:style-name="ro2">
          <table:table-cell office:value-type="date" office:date-value="2013-06-07">
            <text:p>07.06.2013</text:p>
          </table:table-cell>
          <table:table-cell table:number-columns-repeated="1023"/>
        </table:table-row>
        <table:table-row table:style-name="ro2">
          <table:table-cell office:value-type="date" office:date-value="2013-06-08">
            <text:p>08.06.2013</text:p>
          </table:table-cell>
          <table:table-cell table:number-columns-repeated="1023"/>
        </table:table-row>
        <table:table-row table:style-name="ro2">
          <table:table-cell office:value-type="date" office:date-value="2013-06-09">
            <text:p>09.06.2013</text:p>
          </table:table-cell>
          <table:table-cell table:number-columns-repeated="1023"/>
        </table:table-row>
        <table:table-row table:style-name="ro2">
          <table:table-cell office:value-type="date" office:date-value="2013-06-10">
            <text:p>10.06.2013</text:p>
          </table:table-cell>
          <table:table-cell table:number-columns-repeated="1023"/>
        </table:table-row>
        <table:table-row table:style-name="ro2">
          <table:table-cell office:value-type="date" office:date-value="2013-06-11">
            <text:p>11.06.2013</text:p>
          </table:table-cell>
          <table:table-cell table:number-columns-repeated="1023"/>
        </table:table-row>
        <table:table-row table:style-name="ro2">
          <table:table-cell office:value-type="date" office:date-value="2013-06-12">
            <text:p>12.06.2013</text:p>
          </table:table-cell>
          <table:table-cell table:number-columns-repeated="1023"/>
        </table:table-row>
        <table:table-row table:style-name="ro2">
          <table:table-cell office:value-type="date" office:date-value="2013-06-13">
            <text:p>13.06.2013</text:p>
          </table:table-cell>
          <table:table-cell table:number-columns-repeated="1023"/>
        </table:table-row>
        <table:table-row table:style-name="ro2">
          <table:table-cell office:value-type="date" office:date-value="2013-06-14">
            <text:p>14.06.2013</text:p>
          </table:table-cell>
          <table:table-cell table:number-columns-repeated="1023"/>
        </table:table-row>
        <table:table-row table:style-name="ro2">
          <table:table-cell office:value-type="date" office:date-value="2013-06-15">
            <text:p>15.06.2013</text:p>
          </table:table-cell>
          <table:table-cell table:number-columns-repeated="1023"/>
        </table:table-row>
        <table:table-row table:style-name="ro2">
          <table:table-cell office:value-type="date" office:date-value="2013-06-16">
            <text:p>16.06.2013</text:p>
          </table:table-cell>
          <table:table-cell table:number-columns-repeated="1023"/>
        </table:table-row>
        <table:table-row table:style-name="ro2">
          <table:table-cell office:value-type="date" office:date-value="2013-06-17">
            <text:p>17.06.2013</text:p>
          </table:table-cell>
          <table:table-cell table:number-columns-repeated="1023"/>
        </table:table-row>
        <table:table-row table:style-name="ro2">
          <table:table-cell office:value-type="date" office:date-value="2013-06-18">
            <text:p>18.06.2013</text:p>
          </table:table-cell>
          <table:table-cell table:number-columns-repeated="1023"/>
        </table:table-row>
        <table:table-row table:style-name="ro2">
          <table:table-cell office:value-type="date" office:date-value="2013-06-19">
            <text:p>19.06.2013</text:p>
          </table:table-cell>
          <table:table-cell table:number-columns-repeated="1023"/>
        </table:table-row>
        <table:table-row table:style-name="ro2">
          <table:table-cell office:value-type="date" office:date-value="2013-06-20">
            <text:p>20.06.2013</text:p>
          </table:table-cell>
          <table:table-cell table:number-columns-repeated="1023"/>
        </table:table-row>
        <table:table-row table:style-name="ro2">
          <table:table-cell office:value-type="date" office:date-value="2013-06-21">
            <text:p>21.06.2013</text:p>
          </table:table-cell>
          <table:table-cell table:number-columns-repeated="1023"/>
        </table:table-row>
        <table:table-row table:style-name="ro2">
          <table:table-cell office:value-type="date" office:date-value="2013-06-22">
            <text:p>22.06.2013</text:p>
          </table:table-cell>
          <table:table-cell table:number-columns-repeated="1023"/>
        </table:table-row>
        <table:table-row table:style-name="ro2">
          <table:table-cell office:value-type="date" office:date-value="2013-06-23">
            <text:p>23.06.2013</text:p>
          </table:table-cell>
          <table:table-cell table:number-columns-repeated="1023"/>
        </table:table-row>
        <table:table-row table:style-name="ro2">
          <table:table-cell office:value-type="date" office:date-value="2013-06-24">
            <text:p>24.06.2013</text:p>
          </table:table-cell>
          <table:table-cell table:number-columns-repeated="1023"/>
        </table:table-row>
        <table:table-row table:style-name="ro2">
          <table:table-cell office:value-type="date" office:date-value="2013-06-25">
            <text:p>25.06.2013</text:p>
          </table:table-cell>
          <table:table-cell table:number-columns-repeated="1023"/>
        </table:table-row>
        <table:table-row table:style-name="ro2">
          <table:table-cell office:value-type="date" office:date-value="2013-06-26">
            <text:p>26.06.2013</text:p>
          </table:table-cell>
          <table:table-cell table:number-columns-repeated="1023"/>
        </table:table-row>
        <table:table-row table:style-name="ro2">
          <table:table-cell office:value-type="date" office:date-value="2013-06-27">
            <text:p>27.06.2013</text:p>
          </table:table-cell>
          <table:table-cell table:number-columns-repeated="1023"/>
        </table:table-row>
        <table:table-row table:style-name="ro2">
          <table:table-cell office:value-type="date" office:date-value="2013-06-28">
            <text:p>28.06.2013</text:p>
          </table:table-cell>
          <table:table-cell table:number-columns-repeated="1023"/>
        </table:table-row>
        <table:table-row table:style-name="ro2">
          <table:table-cell office:value-type="date" office:date-value="2013-06-29">
            <text:p>29.06.2013</text:p>
          </table:table-cell>
          <table:table-cell table:number-columns-repeated="1023"/>
        </table:table-row>
        <table:table-row table:style-name="ro2">
          <table:table-cell office:value-type="date" office:date-value="2013-06-30">
            <text:p>30.06.2013</text:p>
          </table:table-cell>
          <table:table-cell table:number-columns-repeated="1023"/>
        </table:table-row>
        <table:table-row table:style-name="ro2">
          <table:table-cell office:value-type="date" office:date-value="2013-07-01">
            <text:p>01.07.2013</text:p>
          </table:table-cell>
          <table:table-cell table:number-columns-repeated="1023"/>
        </table:table-row>
        <table:table-row table:style-name="ro2">
          <table:table-cell office:value-type="date" office:date-value="2013-07-02">
            <text:p>02.07.2013</text:p>
          </table:table-cell>
          <table:table-cell table:number-columns-repeated="1023"/>
        </table:table-row>
        <table:table-row table:style-name="ro2">
          <table:table-cell office:value-type="date" office:date-value="2013-07-03">
            <text:p>03.07.2013</text:p>
          </table:table-cell>
          <table:table-cell table:number-columns-repeated="1023"/>
        </table:table-row>
        <table:table-row table:style-name="ro2">
          <table:table-cell office:value-type="date" office:date-value="2013-07-04">
            <text:p>04.07.2013</text:p>
          </table:table-cell>
          <table:table-cell table:number-columns-repeated="1023"/>
        </table:table-row>
        <table:table-row table:style-name="ro2">
          <table:table-cell office:value-type="date" office:date-value="2013-07-05">
            <text:p>05.07.2013</text:p>
          </table:table-cell>
          <table:table-cell table:number-columns-repeated="1023"/>
        </table:table-row>
        <table:table-row table:style-name="ro2">
          <table:table-cell office:value-type="date" office:date-value="2013-07-06">
            <text:p>06.07.2013</text:p>
          </table:table-cell>
          <table:table-cell table:number-columns-repeated="1023"/>
        </table:table-row>
        <table:table-row table:style-name="ro2">
          <table:table-cell office:value-type="date" office:date-value="2013-07-07">
            <text:p>07.07.2013</text:p>
          </table:table-cell>
          <table:table-cell table:number-columns-repeated="1023"/>
        </table:table-row>
        <table:table-row table:style-name="ro2">
          <table:table-cell office:value-type="date" office:date-value="2013-07-08">
            <text:p>08.07.2013</text:p>
          </table:table-cell>
          <table:table-cell table:number-columns-repeated="1023"/>
        </table:table-row>
        <table:table-row table:style-name="ro2">
          <table:table-cell office:value-type="date" office:date-value="2013-07-09">
            <text:p>09.07.2013</text:p>
          </table:table-cell>
          <table:table-cell table:number-columns-repeated="1023"/>
        </table:table-row>
        <table:table-row table:style-name="ro2">
          <table:table-cell office:value-type="date" office:date-value="2013-07-10">
            <text:p>10.07.2013</text:p>
          </table:table-cell>
          <table:table-cell table:number-columns-repeated="1023"/>
        </table:table-row>
        <table:table-row table:style-name="ro2">
          <table:table-cell office:value-type="date" office:date-value="2013-07-11">
            <text:p>11.07.2013</text:p>
          </table:table-cell>
          <table:table-cell table:number-columns-repeated="1023"/>
        </table:table-row>
        <table:table-row table:style-name="ro2">
          <table:table-cell office:value-type="date" office:date-value="2013-07-12">
            <text:p>12.07.2013</text:p>
          </table:table-cell>
          <table:table-cell table:number-columns-repeated="1023"/>
        </table:table-row>
        <table:table-row table:style-name="ro2">
          <table:table-cell office:value-type="date" office:date-value="2013-07-13">
            <text:p>13.07.2013</text:p>
          </table:table-cell>
          <table:table-cell table:number-columns-repeated="1023"/>
        </table:table-row>
        <table:table-row table:style-name="ro2">
          <table:table-cell office:value-type="date" office:date-value="2013-07-14">
            <text:p>14.07.2013</text:p>
          </table:table-cell>
          <table:table-cell table:number-columns-repeated="1023"/>
        </table:table-row>
        <table:table-row table:style-name="ro2">
          <table:table-cell office:value-type="date" office:date-value="2013-07-15">
            <text:p>15.07.2013</text:p>
          </table:table-cell>
          <table:table-cell table:number-columns-repeated="1023"/>
        </table:table-row>
        <table:table-row table:style-name="ro2">
          <table:table-cell office:value-type="date" office:date-value="2013-07-16">
            <text:p>16.07.2013</text:p>
          </table:table-cell>
          <table:table-cell table:number-columns-repeated="1023"/>
        </table:table-row>
        <table:table-row table:style-name="ro2">
          <table:table-cell office:value-type="date" office:date-value="2013-07-17">
            <text:p>17.07.2013</text:p>
          </table:table-cell>
          <table:table-cell table:number-columns-repeated="1023"/>
        </table:table-row>
        <table:table-row table:style-name="ro2">
          <table:table-cell office:value-type="date" office:date-value="2013-07-18">
            <text:p>18.07.2013</text:p>
          </table:table-cell>
          <table:table-cell table:number-columns-repeated="1023"/>
        </table:table-row>
        <table:table-row table:style-name="ro2">
          <table:table-cell office:value-type="date" office:date-value="2013-07-19">
            <text:p>19.07.2013</text:p>
          </table:table-cell>
          <table:table-cell table:number-columns-repeated="1023"/>
        </table:table-row>
        <table:table-row table:style-name="ro2">
          <table:table-cell office:value-type="date" office:date-value="2013-07-20">
            <text:p>20.07.2013</text:p>
          </table:table-cell>
          <table:table-cell table:number-columns-repeated="1023"/>
        </table:table-row>
        <table:table-row table:style-name="ro2">
          <table:table-cell office:value-type="date" office:date-value="2013-07-21">
            <text:p>21.07.2013</text:p>
          </table:table-cell>
          <table:table-cell table:number-columns-repeated="1023"/>
        </table:table-row>
        <table:table-row table:style-name="ro2">
          <table:table-cell office:value-type="date" office:date-value="2013-07-22">
            <text:p>22.07.2013</text:p>
          </table:table-cell>
          <table:table-cell table:number-columns-repeated="1023"/>
        </table:table-row>
        <table:table-row table:style-name="ro2">
          <table:table-cell office:value-type="date" office:date-value="2013-07-23">
            <text:p>23.07.2013</text:p>
          </table:table-cell>
          <table:table-cell table:number-columns-repeated="1023"/>
        </table:table-row>
        <table:table-row table:style-name="ro2">
          <table:table-cell office:value-type="date" office:date-value="2013-07-24">
            <text:p>24.07.2013</text:p>
          </table:table-cell>
          <table:table-cell table:number-columns-repeated="1023"/>
        </table:table-row>
        <table:table-row table:style-name="ro2">
          <table:table-cell office:value-type="date" office:date-value="2013-07-25">
            <text:p>25.07.2013</text:p>
          </table:table-cell>
          <table:table-cell table:number-columns-repeated="1023"/>
        </table:table-row>
        <table:table-row table:style-name="ro2">
          <table:table-cell office:value-type="date" office:date-value="2013-07-26">
            <text:p>26.07.2013</text:p>
          </table:table-cell>
          <table:table-cell table:number-columns-repeated="1023"/>
        </table:table-row>
        <table:table-row table:style-name="ro2">
          <table:table-cell office:value-type="date" office:date-value="2013-07-27">
            <text:p>27.07.201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" table:formula="of:=SUM([.B2:.B185])" office:value-type="time" office:time-value="PT244H50M00S">
            <text:p>244:50</text:p>
          </table:table-cell>
          <table:table-cell table:number-columns-repeated="1022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time-style style:name="N109" number:truncate-on-overflow="false">
      <number:hours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3.06.2013</text:date>, <text:time>23:3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2M27S</meta:editing-duration>
    <meta:editing-cycles>180</meta:editing-cycles>
    <meta:generator>OpenOffice.org/3.4.1$Win32 OpenOffice.org_project/341m1$Build-9593</meta:generator>
    <dc:date>2013-06-03T23:31:07.69</dc:date>
    <meta:document-statistic meta:table-count="3" meta:cell-count="331" meta:object-count="0"/>
    <meta:user-defined meta:name="Info 1"/>
    <meta:user-defined meta:name="Info 2"/>
    <meta:user-defined meta:name="Info 3"/>
    <meta:user-defined meta:name="Info 4"/>
  </office:meta>
</office:document-meta>
</file>